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svg:stroke-color="#000000" draw:fill="none" draw:fill-color="#ffffff" fo:min-height="1.42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2" style:family="graphic" style:parent-style-name="standard">
      <style:graphic-properties draw:stroke="none" svg:stroke-color="#000000" draw:fill="none" draw:fill-color="#ffffff" fo:min-height="0.9cm"/>
    </style:style>
    <style:style style:name="gr13" style:family="graphic" style:parent-style-name="standard">
      <style:graphic-properties draw:stroke="none" svg:stroke-color="#000000" draw:fill="none" draw:fill-color="#ffffff" fo:min-height="0.913cm"/>
    </style:style>
    <style:style style:name="gr14" style:family="graphic" style:parent-style-name="standard">
      <style:graphic-properties draw:stroke="none" svg:stroke-color="#000000" draw:fill="none" draw:fill-color="#ffffff" fo:min-height="2.123cm"/>
    </style:style>
    <style:style style:name="gr15" style:family="graphic" style:parent-style-name="standard">
      <style:graphic-properties draw:textarea-horizontal-align="justify" draw:textarea-vertical-align="middle" draw:auto-grow-height="false" fo:min-height="1.651cm" fo:min-width="1.8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12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3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2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0.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0cm"/>
    </style:style>
    <style:style style:name="gr25" style:family="graphic" style:parent-style-name="standard">
      <style:graphic-properties draw:stroke="none" svg:stroke-color="#000000" draw:fill="none" draw:fill-color="#ffffff" fo:min-height="0.613cm"/>
    </style:style>
    <style:style style:name="gr26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1cm" svg:y1="2.3cm" svg:x2="11cm" svg:y2="4cm">
          <text:p/>
        </draw:line>
        <draw:frame draw:style-name="gr2" draw:layer="layout" svg:width="1.9cm" svg:height="1.3cm" svg:x="11.1cm" svg:y="1.9cm">
          <draw:text-box>
            <text:p>BPM</text:p>
          </draw:text-box>
        </draw:frame>
        <draw:line draw:style-name="gr1" draw:text-style-name="P1" draw:layer="layout" svg:x1="10.8cm" svg:y1="3.7cm" svg:x2="11.2cm" svg:y2="3.2cm">
          <text:p/>
        </draw:line>
        <draw:frame draw:style-name="gr3" draw:layer="layout" svg:width="1.8cm" svg:height="1.675cm" svg:x="10.6cm" svg:y="3cm">
          <draw:text-box>
            <text:p><text:s text:c="3"/>8</text:p>
            <text:p/>
          </draw:text-box>
        </draw:frame>
        <draw:line draw:style-name="gr1" draw:text-style-name="P1" draw:layer="layout" svg:x1="15.8cm" svg:y1="4cm" svg:x2="11cm" svg:y2="4cm">
          <text:p/>
        </draw:line>
        <draw:line draw:style-name="gr1" draw:text-style-name="P1" draw:layer="layout" svg:x1="11cm" svg:y1="4cm" svg:x2="6.2cm" svg:y2="4cm">
          <text:p/>
        </draw:line>
        <draw:line draw:style-name="gr1" draw:text-style-name="P1" draw:layer="layout" svg:x1="6.2cm" svg:y1="4cm" svg:x2="6.2cm" svg:y2="6.1cm">
          <text:p/>
        </draw:line>
        <draw:line draw:style-name="gr1" draw:text-style-name="P1" draw:layer="layout" svg:x1="11cm" svg:y1="4cm" svg:x2="11cm" svg:y2="6.1cm">
          <text:p/>
        </draw:line>
        <draw:line draw:style-name="gr1" draw:text-style-name="P1" draw:layer="layout" svg:x1="15.8cm" svg:y1="4cm" svg:x2="15.8cm" svg:y2="6.1cm">
          <text:p/>
        </draw:line>
        <draw:custom-shape draw:style-name="gr4" draw:text-style-name="P1" draw:layer="layout" svg:width="2cm" svg:height="2cm" svg:x="5.3cm" svg:y="6.1cm">
          <text:p text:style-name="P1">=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0cm" svg:y="6.1cm">
          <text:p text:style-name="P1">&gt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4.8cm" svg:y="6.1cm">
          <text:p text:style-name="P1">&gt;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8.1cm" svg:x2="6.2cm" svg:y2="12.2cm">
          <text:p/>
        </draw:line>
        <draw:line draw:style-name="gr1" draw:text-style-name="P1" draw:layer="layout" svg:x1="11cm" svg:y1="8.1cm" svg:x2="11cm" svg:y2="11.5cm">
          <text:p/>
        </draw:line>
        <draw:line draw:style-name="gr1" draw:text-style-name="P1" draw:layer="layout" svg:x1="15.8cm" svg:y1="8.1cm" svg:x2="15.8cm" svg:y2="11.5cm">
          <text:p/>
        </draw:line>
        <draw:line draw:style-name="gr5" draw:text-style-name="P1" draw:layer="layout" svg:x1="5.9cm" svg:y1="9.3cm" svg:x2="6.4cm" svg:y2="8.7cm">
          <text:p text:style-name="P1"><text:s text:c="6"/></text:p>
        </draw:line>
        <draw:line draw:style-name="gr5" draw:text-style-name="P1" draw:layer="layout" svg:x1="10.7cm" svg:y1="9.3cm" svg:x2="11.2cm" svg:y2="8.7cm">
          <text:p text:style-name="P1"><text:s text:c="8"/></text:p>
        </draw:line>
        <draw:line draw:style-name="gr5" draw:text-style-name="P1" draw:layer="layout" svg:x1="15.6cm" svg:y1="9.3cm" svg:x2="16.1cm" svg:y2="8.7cm">
          <text:p text:style-name="P1"><text:s text:c="8"/></text:p>
        </draw:line>
        <draw:line draw:style-name="gr1" draw:text-style-name="P1" draw:layer="layout" svg:x1="6.2cm" svg:y1="12.9cm" svg:x2="6.224cm" svg:y2="15.025cm">
          <text:p/>
        </draw:line>
        <draw:custom-shape draw:style-name="gr6" draw:text-style-name="P1" draw:layer="layout" svg:width="0.4cm" svg:height="0.4cm" svg:x="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6cm" svg:height="1.4cm" draw:transform="rotate (1.5707963267946) translate (5.1cm 20.3cm)">
          <text:p/>
          <draw:enhanced-geometry svg:viewBox="0 0 21600 21600" draw:mirror-horizontal="true" draw:mirror-vertical="tru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5.4cm" svg:y1="16.1cm" svg:x2="5.4cm" svg:y2="18.7cm">
          <text:p/>
        </draw:line>
        <draw:line draw:style-name="gr1" draw:text-style-name="P1" draw:layer="layout" svg:x1="6.224cm" svg:y1="15.325cm" svg:x2="6.2cm" svg:y2="18.7cm">
          <text:p/>
        </draw:line>
        <draw:line draw:style-name="gr1" draw:text-style-name="P1" draw:layer="layout" svg:x1="5.4cm" svg:y1="14.1cm" svg:x2="5.4cm" svg:y2="15.5cm">
          <text:p/>
        </draw:line>
        <draw:line draw:style-name="gr1" draw:text-style-name="P1" draw:layer="layout" svg:x1="5.4cm" svg:y1="14.1cm" svg:x2="14.2cm" svg:y2="14.1cm">
          <text:p/>
        </draw:line>
        <draw:line draw:style-name="gr1" draw:text-style-name="P1" draw:layer="layout" svg:x1="11cm" svg:y1="11.5cm" svg:x2="11cm" svg:y2="14.1cm">
          <text:p/>
        </draw:line>
        <draw:custom-shape draw:style-name="gr6" draw:text-style-name="P1" draw:layer="layout" svg:width="0.4cm" svg:height="0.4cm" svg:x="10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6cm" svg:height="1.4cm" draw:transform="rotate (1.5707963267946) translate (8.1cm 20.3cm)">
          <text:p/>
          <draw:enhanced-geometry svg:viewBox="0 0 21600 21600" draw:mirror-horizontal="true" draw:mirror-vertic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7" draw:text-style-name="P1" draw:layer="layout" svg:width="1.6cm" svg:height="1.4cm" draw:transform="rotate (1.5707963267946) translate (11.3cm 20.3cm)">
          <text:p/>
          <draw:enhanced-geometry svg:viewBox="0 0 21600 21600" draw:mirror-horizontal="true" draw:mirror-vertic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7" draw:text-style-name="P1" draw:layer="layout" svg:width="1.6cm" svg:height="1.4cm" draw:transform="rotate (1.5707963267946) translate (14cm 20.3cm)">
          <text:p/>
          <draw:enhanced-geometry svg:viewBox="0 0 21600 21600" draw:mirror-horizontal="true" draw:mirror-vertical="tru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15.8cm" svg:y1="11.5cm" svg:x2="8.7cm" svg:y2="11.5cm">
          <text:p/>
        </draw:line>
        <draw:line draw:style-name="gr1" draw:text-style-name="P1" draw:layer="layout" svg:x1="8.7cm" svg:y1="11.5cm" svg:x2="8.7cm" svg:y2="18.7cm">
          <text:p/>
        </draw:line>
        <draw:line draw:style-name="gr1" draw:text-style-name="P1" draw:layer="layout" svg:x1="6.4cm" svg:y1="15.2cm" svg:x2="15cm" svg:y2="15.2cm">
          <text:p/>
        </draw:line>
        <draw:line draw:style-name="gr1" draw:text-style-name="P1" draw:layer="layout" svg:x1="15cm" svg:y1="15.2cm" svg:x2="15cm" svg:y2="18.7cm">
          <text:p/>
        </draw:line>
        <draw:line draw:style-name="gr1" draw:text-style-name="P1" draw:layer="layout" svg:x1="11.8cm" svg:y1="11.5cm" svg:x2="11.8cm" svg:y2="18.7cm">
          <text:p/>
        </draw:line>
        <draw:custom-shape draw:style-name="gr6" draw:text-style-name="P1" draw:layer="layout" svg:width="0.4cm" svg:height="0.4cm" svg:x="11.6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cm" svg:y1="14.1cm" svg:x2="14.2cm" svg:y2="18.7cm">
          <text:p/>
        </draw:line>
        <draw:line draw:style-name="gr1" draw:text-style-name="P1" draw:layer="layout" svg:x1="12.6cm" svg:y1="18.7cm" svg:x2="12.6cm" svg:y2="15.2cm">
          <text:p/>
        </draw:line>
        <draw:custom-shape draw:style-name="gr6" draw:text-style-name="P1" draw:layer="layout" svg:width="0.4cm" svg:height="0.4cm" svg:x="12.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cm" svg:y1="18.7cm" svg:x2="9.2cm" svg:y2="15.2cm">
          <text:p/>
        </draw:line>
        <draw:custom-shape draw:style-name="gr6" draw:text-style-name="P1" draw:layer="layout" svg:width="0.4cm" svg:height="0.4cm" svg:x="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cm" svg:height="2.2cm" draw:transform="rotate (1.5707963267946) translate (6.2cm 25.5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" draw:text-style-name="P1" draw:layer="layout" svg:x1="5.9cm" svg:y1="20.3cm" svg:x2="6.9cm" svg:y2="23.9cm">
          <text:p/>
        </draw:line>
        <draw:line draw:style-name="gr1" draw:text-style-name="P1" draw:layer="layout" svg:x1="8.8cm" svg:y1="20.3cm" svg:x2="7.6cm" svg:y2="23.9cm">
          <text:p/>
        </draw:line>
        <draw:custom-shape draw:style-name="gr7" draw:text-style-name="P1" draw:layer="layout" svg:width="1.9cm" svg:height="2.2cm" draw:transform="rotate (1.5707963267946) translate (12.2cm 25.5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" draw:text-style-name="P1" draw:layer="layout" svg:x1="11.9cm" svg:y1="20.3cm" svg:x2="12.9cm" svg:y2="23.9cm">
          <text:p/>
        </draw:line>
        <draw:line draw:style-name="gr1" draw:text-style-name="P1" draw:layer="layout" svg:x1="14.8cm" svg:y1="20.3cm" svg:x2="13.6cm" svg:y2="23.9cm">
          <text:p/>
        </draw:line>
        <draw:line draw:style-name="gr1" draw:text-style-name="P1" draw:layer="layout" svg:x1="7.3cm" svg:y1="25.5cm" svg:x2="7.3cm" svg:y2="26.4cm">
          <text:p/>
        </draw:line>
        <draw:line draw:style-name="gr1" draw:text-style-name="P1" draw:layer="layout" svg:x1="13.3cm" svg:y1="25.5cm" svg:x2="13.3cm" svg:y2="26.4cm">
          <text:p/>
        </draw:line>
        <draw:frame draw:style-name="gr8" draw:layer="layout" svg:width="1.7cm" svg:height="1cm" svg:x="6.5cm" svg:y="26.3cm">
          <draw:text-box>
            <text:p>SA0</text:p>
          </draw:text-box>
        </draw:frame>
        <draw:frame draw:style-name="gr8" draw:layer="layout" svg:width="1.7cm" svg:height="1cm" svg:x="12.6cm" svg:y="26.3cm">
          <draw:text-box>
            <text:p>SA1</text:p>
          </draw:text-box>
        </draw:frame>
        <draw:line draw:style-name="gr1" draw:text-style-name="P1" draw:layer="layout" svg:x1="6.9cm" svg:y1="6.1cm" svg:x2="6.9cm" svg:y2="5.1cm">
          <text:p/>
        </draw:line>
        <draw:line draw:style-name="gr1" draw:text-style-name="P1" draw:layer="layout" svg:x1="11.5cm" svg:y1="6.1cm" svg:x2="11.5cm" svg:y2="5.1cm">
          <text:p/>
        </draw:line>
        <draw:line draw:style-name="gr1" draw:text-style-name="P1" draw:layer="layout" svg:x1="16.4cm" svg:y1="6.1cm" svg:x2="16.4cm" svg:y2="5.1cm">
          <text:p/>
        </draw:line>
        <draw:custom-shape draw:style-name="gr6" draw:text-style-name="P1" draw:layer="layout" svg:width="0.4cm" svg:height="0.4cm" svg:x="11.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16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6.7cm" svg:y="4.8cm">
          <text:p text:style-name="P1"><text:span text:style-name="T1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1cm" svg:height="1.1cm" svg:x="6.8cm" svg:y="4.3cm">
          <draw:text-box>
            <text:p><text:span text:style-name="T2">00000000</text:span></text:p>
          </draw:text-box>
        </draw:frame>
        <draw:frame draw:style-name="gr10" draw:text-style-name="P3" draw:layer="layout" svg:width="3.1cm" svg:height="1.1cm" svg:x="11.4cm" svg:y="4.3cm">
          <draw:text-box>
            <text:p><text:span text:style-name="T2">10100000</text:span></text:p>
          </draw:text-box>
        </draw:frame>
        <draw:frame draw:style-name="gr10" draw:text-style-name="P3" draw:layer="layout" svg:width="3.1cm" svg:height="1.1cm" svg:x="16.3cm" svg:y="4.3cm">
          <draw:text-box>
            <text:p><text:span text:style-name="T2">10110100</text:span></text:p>
          </draw:text-box>
        </draw:frame>
        <draw:frame draw:style-name="gr11" draw:layer="layout" svg:width="0.853cm" svg:height="0.963cm" svg:x="11cm" svg:y="8.6cm">
          <draw:text-box>
            <text:p>1</text:p>
          </draw:text-box>
        </draw:frame>
        <draw:frame draw:style-name="gr11" draw:layer="layout" svg:width="0.853cm" svg:height="0.963cm" svg:x="6.301cm" svg:y="8.601cm">
          <draw:text-box>
            <text:p>1</text:p>
          </draw:text-box>
        </draw:frame>
        <draw:frame draw:style-name="gr11" draw:layer="layout" svg:width="0.853cm" svg:height="0.963cm" svg:x="15.901cm" svg:y="8.601cm">
          <draw:text-box>
            <text:p>1</text:p>
          </draw:text-box>
        </draw:frame>
        <draw:frame draw:style-name="gr12" draw:text-style-name="P4" draw:layer="layout" svg:width="2.2cm" svg:height="1.15cm" svg:x="5cm" svg:y="19.05cm">
          <draw:text-box>
            <text:p><text:span text:style-name="T3">AND</text:span></text:p>
          </draw:text-box>
        </draw:frame>
        <draw:frame draw:style-name="gr12" draw:text-style-name="P4" draw:layer="layout" svg:width="2.2cm" svg:height="1.15cm" svg:x="8cm" svg:y="19.05cm">
          <draw:text-box>
            <text:p><text:span text:style-name="T3">AND</text:span></text:p>
          </draw:text-box>
        </draw:frame>
        <draw:frame draw:style-name="gr12" draw:text-style-name="P4" draw:layer="layout" svg:width="2.2cm" svg:height="1.15cm" svg:x="11.2cm" svg:y="19.05cm">
          <draw:text-box>
            <text:p><text:span text:style-name="T3">AND</text:span></text:p>
          </draw:text-box>
        </draw:frame>
        <draw:frame draw:style-name="gr12" draw:text-style-name="P4" draw:layer="layout" svg:width="2.2cm" svg:height="1.15cm" svg:x="13.9cm" svg:y="19.05cm">
          <draw:text-box>
            <text:p><text:span text:style-name="T3">AND</text:span></text:p>
          </draw:text-box>
        </draw:frame>
        <draw:frame draw:style-name="gr13" draw:layer="layout" svg:width="1.6cm" svg:height="1.163cm" svg:x="6.7cm" svg:y="24.3cm">
          <draw:text-box>
            <text:p><text:span text:style-name="T3">OR</text:span></text:p>
          </draw:text-box>
        </draw:frame>
        <draw:frame draw:style-name="gr13" draw:text-style-name="P4" draw:layer="layout" svg:width="1.6cm" svg:height="1.163cm" svg:x="12.8cm" svg:y="24.301cm">
          <draw:text-box>
            <text:p><text:span text:style-name="T3">OR</text:span></text:p>
          </draw:text-box>
        </draw:frame>
        <draw:custom-shape draw:style-name="gr7" draw:text-style-name="P1" draw:layer="layout" svg:width="0.648cm" svg:height="0.536cm" svg:x="5.852cm" svg:y="12.164cm">
          <text:p/>
          <draw:enhanced-geometry svg:viewBox="0 0 21600 21600" draw:mirror-vertical="true" draw:extrusion="false" draw:glue-points="?f0 0 ?f1 10800 0 21600 10800 21600 21600 21600 ?f7 10800" draw:text-areas="?f1 10800 ?f2 18000 ?f3 7200 ?f4 21600" draw:mirror-horizontal="false" draw:type="isosceles-triangle" draw:modifiers="11621.82936202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2cm" svg:height="0.199cm" svg:x="6.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8cm" svg:height="0.536cm" svg:x="5.053cm" svg:y="15.363cm">
          <text:p/>
          <draw:enhanced-geometry svg:viewBox="0 0 21600 21600" draw:mirror-vertical="true" draw:extrusion="false" draw:glue-points="?f0 0 ?f1 10800 0 21600 10800 21600 21600 21600 ?f7 10800" draw:text-areas="?f1 10800 ?f2 18000 ?f3 7200 ?f4 21600" draw:mirror-horizontal="false" draw:type="isosceles-triangle" draw:modifiers="11621.82936202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2cm" svg:height="0.199cm" svg:x="5.30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finito">
        <draw:line draw:style-name="gr1" draw:text-style-name="P1" draw:layer="layout" svg:x1="5.7cm" svg:y1="4.4cm" svg:x2="3.2cm" svg:y2="4.4cm">
          <text:p/>
        </draw:line>
        <draw:frame draw:style-name="gr14" draw:layer="layout" svg:width="4.1cm" svg:height="2.373cm" svg:x="2cm" svg:y="3.527cm">
          <draw:text-box>
            <text:p>00000000</text:p>
          </draw:text-box>
        </draw:frame>
        <draw:line draw:style-name="gr5" draw:text-style-name="P1" draw:layer="layout" svg:x1="6cm" svg:y1="5.1cm" svg:x2="5.3cm" svg:y2="5.5cm">
          <text:p text:style-name="P1"><text:s text:c="7"/></text:p>
        </draw:line>
        <draw:custom-shape draw:style-name="gr15" draw:text-style-name="P1" draw:layer="layout" svg:width="3.9cm" svg:height="1.9cm" svg:x="4.9cm" svg:y="6.1cm">
          <text:p text:style-name="P1">1 <text:s text:c="9"/>0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6" draw:text-style-name="P1" draw:layer="layout" svg:x1="2.2cm" svg:y1="7.2cm" svg:x2="5.4cm" svg:y2="7.2cm">
          <text:p/>
        </draw:line>
        <draw:frame draw:style-name="gr17" draw:layer="layout" svg:width="3.6cm" svg:height="1.362cm" svg:x="2.1cm" svg:y="6.338cm">
          <draw:text-box>
            <text:p>START</text:p>
          </draw:text-box>
        </draw:frame>
        <draw:line draw:style-name="gr16" draw:text-style-name="P1" draw:layer="layout" svg:x1="6.7cm" svg:y1="8cm" svg:x2="6.7cm" svg:y2="10.3cm">
          <text:p/>
        </draw:line>
        <draw:custom-shape draw:style-name="gr18" draw:text-style-name="P1" draw:layer="layout" svg:width="3.5cm" svg:height="1.6cm" svg:x="5.1cm" svg:y="10.3cm">
          <text:p text:style-name="P1">RE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7cm" svg:y1="11.9cm" svg:x2="6.7cm" svg:y2="13.8cm">
          <text:p/>
        </draw:line>
        <draw:line draw:style-name="gr5" draw:text-style-name="P1" draw:layer="layout" svg:x1="8.9cm" svg:y1="13.6cm" svg:x2="8.3cm" svg:y2="14.1cm">
          <text:p text:style-name="P1"><text:s text:c="7"/></text:p>
        </draw:line>
        <draw:line draw:style-name="gr16" draw:text-style-name="P1" draw:layer="layout" svg:x1="6.7cm" svg:y1="13.8cm" svg:x2="11.6cm" svg:y2="13.8cm">
          <text:p/>
        </draw:line>
        <draw:custom-shape draw:style-name="gr19" draw:text-style-name="P1" draw:layer="layout" svg:width="2.5cm" svg:height="2.4cm" svg:x="11.6cm" svg:y="12.5cm">
          <text:p text:style-name="P1">+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1" draw:layer="layout" svg:x1="2.2cm" svg:y1="11.2cm" svg:x2="5cm" svg:y2="11.2cm">
          <text:p/>
        </draw:line>
        <draw:frame draw:style-name="gr8" draw:layer="layout" svg:width="3cm" svg:height="1cm" svg:x="2cm" svg:y="10.4cm">
          <draw:text-box>
            <text:p>CLOCK</text:p>
          </draw:text-box>
        </draw:frame>
        <draw:line draw:style-name="gr1" draw:text-style-name="P1" draw:layer="layout" svg:x1="16.2cm" svg:y1="13.8cm" svg:x2="14.1cm" svg:y2="13.8cm">
          <text:p/>
        </draw:line>
        <draw:line draw:style-name="gr1" draw:text-style-name="P1" draw:layer="layout" svg:x1="16.2cm" svg:y1="4.1cm" svg:x2="16.2cm" svg:y2="13.8cm">
          <text:p/>
        </draw:line>
        <draw:line draw:style-name="gr1" draw:text-style-name="P1" draw:layer="layout" svg:x1="16.2cm" svg:y1="4.1cm" svg:x2="8cm" svg:y2="4.1cm">
          <text:p/>
        </draw:line>
        <draw:line draw:style-name="gr16" draw:text-style-name="P1" draw:layer="layout" svg:x1="5.7cm" svg:y1="4.4cm" svg:x2="5.7cm" svg:y2="6.1cm">
          <text:p/>
        </draw:line>
        <draw:line draw:style-name="gr20" draw:text-style-name="P1" draw:layer="layout" svg:x1="8cm" svg:y1="4.1cm" svg:x2="8cm" svg:y2="6.2cm">
          <text:p text:style-name="P1"><text:s text:c="12"/></text:p>
          <text:p text:style-name="P1"><text:s text:c="9"/></text:p>
        </draw:line>
        <draw:line draw:style-name="gr5" draw:text-style-name="P1" draw:layer="layout" svg:x1="16.5cm" svg:y1="12.1cm" svg:x2="15.7cm" svg:y2="12.7cm">
          <text:p text:style-name="P1"><text:s text:c="13"/></text:p>
        </draw:line>
        <draw:line draw:style-name="gr16" draw:text-style-name="P1" draw:layer="layout" svg:x1="16.2cm" svg:y1="13.8cm" svg:x2="17.5cm" svg:y2="13.8cm">
          <text:p/>
        </draw:line>
        <draw:frame draw:style-name="gr21" draw:layer="layout" svg:width="2.4cm" svg:height="1.673cm" svg:x="17.6cm" svg:y="13.3cm">
          <draw:text-box>
            <text:p>COUT</text:p>
          </draw:text-box>
        </draw:frame>
        <draw:frame draw:style-name="gr22" draw:layer="layout" svg:width="0.6cm" svg:height="1.05cm" svg:x="7.1cm" svg:y="4.8cm">
          <draw:text-box>
            <text:p>8</text:p>
          </draw:text-box>
        </draw:frame>
        <draw:frame draw:style-name="gr23" draw:layer="layout" svg:width="0.853cm" svg:height="2.563cm" svg:x="8.1cm" svg:y="12.9cm">
          <draw:text-box>
            <text:p>8</text:p>
          </draw:text-box>
        </draw:frame>
        <draw:frame draw:style-name="gr24" draw:layer="layout" svg:width="0.853cm" svg:height="1.263cm" svg:x="17cm" svg:y="11.9cm">
          <draw:text-box>
            <text:p>8</text:p>
          </draw:text-box>
        </draw:frame>
        <draw:line draw:style-name="gr16" draw:text-style-name="P1" draw:layer="layout" svg:x1="6.7cm" svg:y1="14.7cm" svg:x2="11.6cm" svg:y2="14.7cm">
          <text:p/>
        </draw:line>
        <draw:line draw:style-name="gr5" draw:text-style-name="P1" draw:layer="layout" svg:x1="8.835cm" svg:y1="14.443cm" svg:x2="8.235cm" svg:y2="14.943cm">
          <text:p text:style-name="P1"><text:s text:c="7"/></text:p>
        </draw:line>
        <draw:frame draw:style-name="gr23" draw:layer="layout" svg:width="0.853cm" svg:height="2.563cm" svg:x="8.101cm" svg:y="14.901cm">
          <draw:text-box>
            <text:p>8</text:p>
          </draw:text-box>
        </draw:frame>
        <draw:frame draw:style-name="gr25" draw:layer="layout" svg:width="3.9cm" svg:height="0.963cm" svg:x="3.3cm" svg:y="14.4cm">
          <draw:text-box>
            <text:p>00000001</text:p>
          </draw:text-box>
        </draw:frame>
        <draw:line draw:style-name="gr5" draw:text-style-name="P1" draw:layer="layout" svg:x1="8.375cm" svg:y1="5.052cm" svg:x2="7.675cm" svg:y2="5.452cm">
          <text:p text:style-name="P1"><text:s text:c="7"/></text:p>
        </draw:line>
        <draw:frame draw:style-name="gr26" draw:layer="layout" svg:width="0.8cm" svg:height="0.963cm" svg:x="4.3cm" svg:y="4.9cm">
          <draw:text-box draw:corner-radius="0.2cm">
            <text:p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0T17:19:51.86</meta:creation-date>
    <dc:date>2015-02-12T23:48:03.21</dc:date>
    <meta:editing-duration>PT1H32M37S</meta:editing-duration>
    <meta:editing-cycles>7</meta:editing-cycles>
    <meta:generator>OpenOffice/4.0.1$Win32 OpenOffice.org_project/401m5$Build-9714</meta:generator>
    <dc:creator>a b</dc:creator>
    <meta:document-statistic meta:object-count="104"/>
  </office:meta>
</office:document-meta>
</file>